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988cm" fo:margin-top="0cm" fo:margin-bottom="0.282cm" style:contextual-spacing="false" fo:line-height="100%" fo:text-indent="0cm" style:auto-text-indent="false"/>
      <style:text-properties fo:font-weight="bold" style:font-weight-asian="bold"/>
    </style:style>
    <style:style style:name="P2" style:family="paragraph" style:parent-style-name="Standard">
      <style:paragraph-properties fo:margin-left="0cm" fo:margin-right="0.988cm" fo:margin-top="0cm" fo:margin-bottom="0.282cm" style:contextual-spacing="false" fo:line-height="100%" fo:text-align="justify" style:justify-single-word="false" fo:text-indent="0cm" style:auto-text-indent="false"/>
      <style:text-properties fo:font-weight="bold" style:font-weight-asian="bold"/>
    </style:style>
    <style:style style:name="P3" style:family="paragraph" style:parent-style-name="Standard">
      <style:paragraph-properties fo:margin-left="0cm" fo:margin-right="0.988cm" fo:margin-top="0cm" fo:margin-bottom="0.282cm" style:contextual-spacing="false" fo:line-height="100%" fo:text-align="start" style:justify-single-word="false" fo:text-indent="0cm" style:auto-text-indent="false"/>
      <style:text-properties fo:font-weight="bold" style:font-weight-asian="bold"/>
    </style:style>
    <style:style style:name="P4" style:family="paragraph" style:parent-style-name="Heading_20_4">
      <style:paragraph-properties fo:margin-left="0cm" fo:margin-right="0.002cm" fo:margin-top="0.423cm" fo:margin-bottom="0.071cm" style:contextual-spacing="false" fo:line-height="100%" fo:text-align="justify" style:justify-single-word="false" fo:keep-together="auto" fo:text-indent="0cm" style:auto-text-indent="false" fo:keep-with-next="auto"/>
      <style:text-properties fo:color="#000000" loext:opacity="100%" fo:font-size="11pt" fo:font-weight="bold" style:font-size-asian="11pt" style:font-weight-asian="bold" style:font-size-complex="11pt"/>
    </style:style>
    <style:style style:name="P5" style:family="paragraph" style:parent-style-name="Heading_20_4">
      <style:paragraph-properties fo:margin-left="0cm" fo:margin-right="0.002cm" fo:margin-top="0.423cm" fo:margin-bottom="0.071cm" style:contextual-spacing="false" fo:line-height="100%" fo:text-align="justify" style:justify-single-word="false" fo:text-indent="0cm" style:auto-text-indent="false" fo:break-before="page"/>
      <style:text-properties fo:color="#000000" loext:opacity="100%" fo:font-size="11pt" fo:font-weight="bold" style:font-size-asian="11pt" style:font-weight-asian="bold" style:font-size-complex="11pt"/>
    </style:style>
    <style:style style:name="P6" style:family="paragraph" style:parent-style-name="Heading_20_4" style:list-style-name="L1">
      <style:paragraph-properties fo:margin-top="0.423cm" fo:margin-bottom="0.071cm" style:contextual-spacing="false" fo:line-height="100%" fo:text-align="justify" style:justify-single-word="false"/>
      <style:text-properties fo:color="#000000" loext:opacity="100%" fo:font-size="11pt" fo:font-weight="bold" officeooo:rsid="00124116" officeooo:paragraph-rsid="00124116" style:font-size-asian="11pt" style:font-weight-asian="bold" style:font-size-complex="11pt"/>
    </style:style>
    <style:style style:name="P7" style:family="paragraph" style:parent-style-name="Heading_20_4" style:list-style-name="L1">
      <style:paragraph-properties fo:margin-top="0.423cm" fo:margin-bottom="0.071cm" style:contextual-spacing="false" fo:line-height="100%" fo:text-align="justify" style:justify-single-word="false" fo:keep-together="auto" fo:keep-with-next="auto"/>
      <style:text-properties fo:color="#000000" loext:opacity="100%" fo:font-size="11pt" fo:font-weight="bold" officeooo:rsid="00133230" officeooo:paragraph-rsid="00133230" style:font-size-asian="11pt" style:font-weight-asian="bold" style:font-size-complex="11pt"/>
    </style:style>
    <style:style style:name="P8" style:family="paragraph" style:parent-style-name="Heading_20_4">
      <style:paragraph-properties fo:margin-left="0.499cm" fo:margin-right="0.988cm" fo:margin-top="0.423cm" fo:margin-bottom="0.071cm" style:contextual-spacing="false" fo:line-height="100%" fo:keep-together="auto" fo:text-indent="0cm" style:auto-text-indent="false" fo:keep-with-next="auto"/>
      <style:text-properties fo:color="#000000" loext:opacity="100%" fo:font-size="11pt" style:font-size-asian="11pt" style:font-size-complex="11pt"/>
    </style:style>
    <style:style style:name="P9" style:family="paragraph" style:parent-style-name="Heading_20_4" style:list-style-name="WWNum6">
      <style:paragraph-properties fo:margin-left="1.27cm" fo:margin-right="0.002cm" fo:margin-top="0.423cm" fo:margin-bottom="0cm" style:contextual-spacing="false" fo:line-height="100%" fo:text-align="justify" style:justify-single-word="false" fo:keep-together="auto" fo:text-indent="-0.635cm" style:auto-text-indent="false" fo:keep-with-next="auto"/>
      <style:text-properties fo:color="#000000" loext:opacity="100%" fo:font-size="11pt" style:font-size-asian="11pt" style:font-size-complex="11pt"/>
    </style:style>
    <style:style style:name="P10" style:family="paragraph" style:parent-style-name="Heading_20_4" style:list-style-name="WWNum6">
      <style:paragraph-properties fo:margin-left="1.27cm" fo:margin-right="0.002cm" fo:margin-top="0.353cm" fo:margin-bottom="0.071cm" style:contextual-spacing="false" fo:line-height="100%" fo:text-align="justify" style:justify-single-word="false" fo:keep-together="auto" fo:text-indent="-0.635cm" style:auto-text-indent="false" fo:keep-with-next="auto"/>
      <style:text-properties fo:color="#000000" loext:opacity="100%" fo:font-size="11pt" style:font-size-asian="11pt" style:font-size-complex="11pt"/>
    </style:style>
    <style:style style:name="P11" style:family="paragraph" style:parent-style-name="Heading_20_4">
      <style:paragraph-properties fo:margin-left="0cm" fo:margin-right="0.002cm" fo:margin-top="0.423cm" fo:margin-bottom="0.071cm" style:contextual-spacing="false" fo:line-height="100%" fo:text-align="justify" style:justify-single-word="false" fo:keep-together="auto" fo:text-indent="0cm" style:auto-text-indent="false" fo:keep-with-next="auto"/>
      <style:text-properties fo:color="#000000" loext:opacity="100%" fo:font-size="11pt" fo:font-style="italic" fo:font-weight="bold" officeooo:rsid="001769d2" officeooo:paragraph-rsid="001769d2" style:font-size-asian="11pt" style:font-style-asian="italic" style:font-weight-asian="bold" style:font-size-complex="11pt" style:font-style-complex="italic"/>
    </style:style>
    <style:style style:name="P12" style:family="paragraph" style:parent-style-name="Standard" style:master-page-name="Standard">
      <style:paragraph-properties fo:margin-top="0.423cm" fo:margin-bottom="0.423cm" style:contextual-spacing="false" fo:line-height="200%" fo:text-align="center" style:justify-single-word="false" style:page-number="1"/>
      <style:text-properties fo:font-size="13pt" fo:font-weight="bold" style:font-size-asian="13pt" style:font-weight-asian="bold" style:font-size-complex="13pt"/>
    </style:style>
    <style:style style:name="P13" style:family="paragraph" style:parent-style-name="Standard">
      <style:paragraph-properties fo:margin-top="0.423cm" fo:margin-bottom="0.423cm" style:contextual-spacing="false" fo:line-height="100%" fo:text-align="justify" style:justify-single-word="false"/>
      <style:text-properties fo:font-weight="bold" style:font-weight-asian="bold"/>
    </style:style>
    <style:style style:name="P14" style:family="paragraph" style:parent-style-name="Standard" style:list-style-name="WWNum2">
      <style:paragraph-properties fo:margin-left="1.27cm" fo:margin-right="0cm" fo:margin-top="0.423cm" fo:margin-bottom="0.353cm" style:contextual-spacing="false" fo:line-height="100%" fo:text-align="justify" style:justify-single-word="false" fo:text-indent="-0.635cm" style:auto-text-indent="false"/>
    </style:style>
    <style:style style:name="P15" style:family="paragraph" style:parent-style-name="Standard" style:list-style-name="WWNum2">
      <style:paragraph-properties fo:margin-left="1.27cm" fo:margin-right="0cm" fo:margin-top="0cm" fo:margin-bottom="0.353cm" style:contextual-spacing="false" fo:line-height="100%" fo:text-align="justify" style:justify-single-word="false" fo:text-indent="-0.635cm" style:auto-text-indent="false"/>
    </style:style>
    <style:style style:name="P16" style:family="paragraph" style:parent-style-name="Standard" style:list-style-name="WWNum3">
      <style:paragraph-properties fo:margin-left="1.27cm" fo:margin-right="0cm" fo:margin-top="0.423cm" fo:margin-bottom="0.353cm" style:contextual-spacing="false" fo:line-height="100%" fo:text-align="justify" style:justify-single-word="false" fo:text-indent="-0.635cm" style:auto-text-indent="false"/>
    </style:style>
    <style:style style:name="P17" style:family="paragraph" style:parent-style-name="Standard" style:list-style-name="WWNum3">
      <style:paragraph-properties fo:margin-left="1.27cm" fo:margin-right="0cm" fo:margin-top="0cm" fo:margin-bottom="0.353cm" style:contextual-spacing="false" fo:line-height="100%" fo:text-align="justify" style:justify-single-word="false" fo:text-indent="-0.635cm" style:auto-text-indent="false"/>
    </style:style>
    <style:style style:name="P18" style:family="paragraph" style:parent-style-name="Standard" style:list-style-name="WWNum5">
      <style:paragraph-properties fo:margin-left="1.27cm" fo:margin-right="0cm" fo:margin-top="0cm" fo:margin-bottom="0.353cm" style:contextual-spacing="false" fo:line-height="100%" fo:text-align="justify" style:justify-single-word="false" fo:text-indent="-0.635cm" style:auto-text-indent="false"/>
    </style:style>
    <style:style style:name="P19" style:family="paragraph" style:parent-style-name="Standard" style:list-style-name="WWNum5">
      <style:paragraph-properties fo:margin-left="1.27cm" fo:margin-right="0cm" fo:margin-top="0cm" fo:margin-bottom="0.353cm" style:contextual-spacing="false" fo:line-height="100%" fo:text-align="justify" style:justify-single-word="false" fo:text-indent="-0.635cm" style:auto-text-indent="false" fo:break-before="page"/>
    </style:style>
    <style:style style:name="P20" style:family="paragraph" style:parent-style-name="Standard" style:list-style-name="">
      <style:paragraph-properties fo:margin-left="1.27cm" fo:margin-right="0cm" fo:margin-top="0cm" fo:margin-bottom="0.353cm" style:contextual-spacing="false" fo:line-height="100%" fo:text-align="justify" style:justify-single-word="false" fo:text-indent="-0.635cm" style:auto-text-indent="false"/>
    </style:style>
    <style:style style:name="P21" style:family="paragraph" style:parent-style-name="Standard" style:list-style-name="WWNum4">
      <style:paragraph-properties fo:margin-left="1.27cm" fo:margin-right="0cm" fo:margin-top="0.423cm" fo:margin-bottom="0cm" style:contextual-spacing="false" fo:line-height="100%" fo:text-indent="-0.635cm" style:auto-text-indent="false"/>
    </style:style>
    <style:style style:name="P22" style:family="paragraph" style:parent-style-name="Standard" style:list-style-name="WWNum4">
      <style:paragraph-properties fo:margin-left="1.27cm" fo:margin-right="0cm" fo:margin-top="0cm" fo:margin-bottom="0cm" style:contextual-spacing="false" fo:line-height="100%" fo:text-indent="-0.635cm" style:auto-text-indent="false"/>
    </style:style>
    <style:style style:name="P23" style:family="paragraph" style:parent-style-name="Standard" style:list-style-name="WWNum4">
      <style:paragraph-properties fo:margin-left="1.27cm" fo:margin-right="0cm" fo:margin-top="0cm" fo:margin-bottom="0.423cm" style:contextual-spacing="false" fo:line-height="100%" fo:text-indent="-0.635cm" style:auto-text-indent="false"/>
    </style:style>
    <style:style style:name="P24" style:family="paragraph" style:parent-style-name="Standard" style:list-style-name="WWNum1">
      <style:paragraph-properties fo:margin-left="1.27cm" fo:margin-right="0cm" fo:margin-top="0.423cm" fo:margin-bottom="0.353cm" style:contextual-spacing="false" fo:line-height="100%" fo:text-indent="-0.635cm" style:auto-text-indent="false"/>
    </style:style>
    <style:style style:name="P25" style:family="paragraph" style:parent-style-name="Standard" style:list-style-name="WWNum1">
      <style:paragraph-properties fo:margin-left="1.27cm" fo:margin-right="0cm" fo:margin-top="0cm" fo:margin-bottom="0.353cm" style:contextual-spacing="false" fo:line-height="100%" fo:text-indent="-0.635cm" style:auto-text-indent="false"/>
    </style:style>
    <style:style style:name="P26" style:family="paragraph" style:parent-style-name="Standard" style:list-style-name="WWNum2">
      <style:paragraph-properties fo:margin-left="1.27cm" fo:margin-right="0cm" fo:margin-top="0.423cm" fo:margin-bottom="0.353cm" style:contextual-spacing="false" fo:line-height="100%" fo:text-align="justify" style:justify-single-word="false" fo:text-indent="-0.635cm" style:auto-text-indent="false"/>
      <style:text-properties fo:font-style="italic" fo:font-weight="bold" officeooo:rsid="00124116" officeooo:paragraph-rsid="00124116" style:font-style-asian="italic" style:font-weight-asian="bold" style:font-style-complex="italic" style:font-weight-complex="bold"/>
    </style:style>
    <style:style style:name="P27" style:family="paragraph" style:parent-style-name="Standard" style:list-style-name="WWNum2">
      <style:paragraph-properties fo:margin-left="1.27cm" fo:margin-right="0cm" fo:margin-top="0cm" fo:margin-bottom="0.353cm" style:contextual-spacing="false" fo:line-height="100%" fo:text-align="justify" style:justify-single-word="false" fo:text-indent="-0.635cm" style:auto-text-indent="false"/>
      <style:text-properties fo:font-style="italic" fo:font-weight="bold" officeooo:rsid="00124116" officeooo:paragraph-rsid="00124116" style:font-style-asian="italic" style:font-weight-asian="bold" style:font-style-complex="italic" style:font-weight-complex="bold"/>
    </style:style>
    <style:style style:name="P28" style:family="paragraph" style:parent-style-name="Standard" style:list-style-name="WWNum3">
      <style:paragraph-properties fo:margin-left="1.27cm" fo:margin-right="0cm" fo:margin-top="0.423cm" fo:margin-bottom="0.353cm" style:contextual-spacing="false" fo:line-height="100%" fo:text-align="justify" style:justify-single-word="false" fo:text-indent="-0.635cm" style:auto-text-indent="false"/>
      <style:text-properties fo:font-style="italic" fo:font-weight="bold" officeooo:rsid="00124116" officeooo:paragraph-rsid="00124116" style:font-style-asian="italic" style:font-weight-asian="bold" style:font-style-complex="italic" style:font-weight-complex="bold"/>
    </style:style>
    <style:style style:name="P29" style:family="paragraph" style:parent-style-name="Standard" style:list-style-name="WWNum3">
      <style:paragraph-properties fo:margin-left="1.27cm" fo:margin-right="0cm" fo:margin-top="0cm" fo:margin-bottom="0.353cm" style:contextual-spacing="false" fo:line-height="100%" fo:text-align="justify" style:justify-single-word="false" fo:text-indent="-0.635cm" style:auto-text-indent="false"/>
      <style:text-properties fo:font-style="italic" fo:font-weight="bold" officeooo:rsid="00124116" officeooo:paragraph-rsid="00124116" style:font-style-asian="italic" style:font-weight-asian="bold" style:font-style-complex="italic" style:font-weight-complex="bold"/>
    </style:style>
    <style:style style:name="P30" style:family="paragraph" style:parent-style-name="Standard" style:list-style-name="WWNum1">
      <style:paragraph-properties fo:margin-left="1.27cm" fo:margin-right="0cm" fo:margin-top="0.423cm" fo:margin-bottom="0.353cm" style:contextual-spacing="false" fo:line-height="100%" fo:text-indent="-0.635cm" style:auto-text-indent="false"/>
      <style:text-properties fo:font-style="italic" fo:font-weight="bold" officeooo:rsid="0013ccd4" officeooo:paragraph-rsid="0013ccd4" style:font-style-asian="italic" style:font-weight-asian="bold" style:font-style-complex="italic" style:font-weight-complex="bold"/>
    </style:style>
    <style:style style:name="P31" style:family="paragraph" style:parent-style-name="Standard" style:list-style-name="WWNum1">
      <style:paragraph-properties fo:margin-left="1.27cm" fo:margin-right="0cm" fo:margin-top="0cm" fo:margin-bottom="0.353cm" style:contextual-spacing="false" fo:line-height="100%" fo:text-indent="-0.635cm" style:auto-text-indent="false"/>
      <style:text-properties fo:font-style="italic" fo:font-weight="bold" officeooo:rsid="0013ccd4" officeooo:paragraph-rsid="0013ccd4" style:font-style-asian="italic" style:font-weight-asian="bold" style:font-style-complex="italic" style:font-weight-complex="bold"/>
    </style:style>
    <style:style style:name="P32" style:family="paragraph" style:parent-style-name="Standard" style:list-style-name="WWNum5">
      <style:paragraph-properties fo:margin-left="1.27cm" fo:margin-right="0cm" fo:margin-top="0cm" fo:margin-bottom="0.353cm" style:contextual-spacing="false" fo:line-height="100%" fo:text-align="justify" style:justify-single-word="false" fo:text-indent="-0.635cm" style:auto-text-indent="false"/>
      <style:text-properties fo:font-style="italic" fo:font-weight="bold" officeooo:rsid="001464a5" officeooo:paragraph-rsid="001464a5" style:font-style-asian="italic" style:font-weight-asian="bold" style:font-style-complex="italic" style:font-weight-complex="bold"/>
    </style:style>
    <style:style style:name="P33" style:family="paragraph" style:parent-style-name="Standard" style:list-style-name="WWNum5" style:master-page-name="">
      <loext:graphic-properties draw:fill="none"/>
      <style:paragraph-properties fo:margin-left="2.6cm" fo:margin-right="0cm" fo:margin-top="0cm" fo:margin-bottom="0.353cm" style:contextual-spacing="false" fo:line-height="100%" fo:text-align="justify" style:justify-single-word="false" fo:text-indent="-0.6cm" style:auto-text-indent="false" style:page-number="auto" fo:background-color="transparent"/>
      <style:text-properties fo:font-style="italic" fo:font-weight="bold" officeooo:rsid="001464a5" officeooo:paragraph-rsid="001464a5" style:font-style-asian="italic" style:font-weight-asian="bold" style:font-style-complex="italic" style:font-weight-complex="bold"/>
    </style:style>
    <style:style style:name="P34" style:family="paragraph" style:parent-style-name="Standard" style:list-style-name="WWNum5">
      <loext:graphic-properties draw:fill="none"/>
      <style:paragraph-properties fo:margin-left="2.6cm" fo:margin-right="0cm" fo:margin-top="0cm" fo:margin-bottom="0.353cm" style:contextual-spacing="false" fo:line-height="100%" fo:text-align="justify" style:justify-single-word="false" fo:text-indent="-0.6cm" style:auto-text-indent="false" fo:background-color="transparent"/>
      <style:text-properties fo:font-style="italic" fo:font-weight="bold" officeooo:rsid="001464a5" officeooo:paragraph-rsid="001464a5" style:font-style-asian="italic" style:font-weight-asian="bold" style:font-style-complex="italic" style:font-weight-complex="bold"/>
    </style:style>
    <style:style style:name="P35" style:family="paragraph" style:parent-style-name="Standard" style:list-style-name="WWNum5" style:master-page-name="">
      <loext:graphic-properties draw:fill="none"/>
      <style:paragraph-properties fo:margin-left="2.6cm" fo:margin-right="0cm" fo:margin-top="0cm" fo:margin-bottom="0.353cm" style:contextual-spacing="false" fo:line-height="100%" fo:text-align="justify" style:justify-single-word="false" fo:text-indent="-0.6cm" style:auto-text-indent="false" style:page-number="auto" fo:background-color="transparent"/>
      <style:text-properties fo:font-style="italic" fo:font-weight="bold" officeooo:rsid="001464a5" officeooo:paragraph-rsid="001464a5" style:font-style-asian="italic" style:font-weight-asian="bold" style:font-style-complex="italic" style:font-weight-complex="bold"/>
    </style:style>
    <style:style style:name="P36" style:family="paragraph" style:parent-style-name="Standard" style:list-style-name="WWNum5" style:master-page-name="">
      <loext:graphic-properties draw:fill="none"/>
      <style:paragraph-properties fo:margin-left="2.6cm" fo:margin-right="0cm" fo:margin-top="0cm" fo:margin-bottom="0.353cm" style:contextual-spacing="false" fo:line-height="100%" fo:text-align="justify" style:justify-single-word="false" fo:text-indent="-0.6cm" style:auto-text-indent="false" style:page-number="auto" fo:background-color="transparent"/>
      <style:text-properties fo:font-style="italic" fo:font-weight="bold" officeooo:rsid="001464a5" officeooo:paragraph-rsid="001464a5" style:font-style-asian="italic" style:font-weight-asian="bold" style:font-style-complex="italic" style:font-weight-complex="bold"/>
    </style:style>
    <style:style style:name="P37" style:family="paragraph" style:parent-style-name="Standard" style:list-style-name="WWNum5">
      <style:paragraph-properties fo:margin-left="1.27cm" fo:margin-right="0cm" fo:margin-top="0cm" fo:margin-bottom="0.353cm" style:contextual-spacing="false" fo:line-height="100%" fo:text-align="justify" style:justify-single-word="false" fo:text-indent="-0.635cm" style:auto-text-indent="false"/>
      <style:text-properties fo:font-style="italic" fo:font-weight="bold" officeooo:rsid="0015ba83" officeooo:paragraph-rsid="0015ba83" style:font-style-asian="italic" style:font-weight-asian="bold" style:font-style-complex="italic" style:font-weight-complex="bold"/>
    </style:style>
    <style:style style:name="P38" style:family="paragraph" style:parent-style-name="Standard" style:list-style-name="WWNum5" style:master-page-name="">
      <loext:graphic-properties draw:fill="none"/>
      <style:paragraph-properties fo:margin-left="2.701cm" fo:margin-right="0cm" fo:margin-top="0cm" fo:margin-bottom="0.353cm" style:contextual-spacing="false" fo:line-height="100%" fo:text-align="justify" style:justify-single-word="false" fo:text-indent="-0.6cm" style:auto-text-indent="false" style:page-number="auto" fo:background-color="transparent"/>
      <style:text-properties fo:font-style="italic" fo:font-weight="bold" officeooo:rsid="0015ba83" officeooo:paragraph-rsid="0015ba83" style:font-style-asian="italic" style:font-weight-asian="bold" style:font-style-complex="italic" style:font-weight-complex="bold"/>
    </style:style>
    <style:style style:name="P39" style:family="paragraph" style:parent-style-name="Standard" style:list-style-name="WWNum5">
      <loext:graphic-properties draw:fill="none"/>
      <style:paragraph-properties fo:margin-left="2.701cm" fo:margin-right="0cm" fo:margin-top="0cm" fo:margin-bottom="0.353cm" style:contextual-spacing="false" fo:line-height="100%" fo:text-align="justify" style:justify-single-word="false" fo:text-indent="-0.6cm" style:auto-text-indent="false" fo:background-color="transparent"/>
      <style:text-properties fo:font-style="italic" fo:font-weight="bold" officeooo:rsid="0015ba83" officeooo:paragraph-rsid="0015ba83" style:font-style-asian="italic" style:font-weight-asian="bold" style:font-style-complex="italic" style:font-weight-complex="bold"/>
    </style:style>
    <style:style style:name="P40" style:family="paragraph" style:parent-style-name="Standard" style:list-style-name="L1">
      <style:paragraph-properties fo:margin-top="0.423cm" fo:margin-bottom="0.071cm" style:contextual-spacing="false" fo:line-height="100%" fo:text-align="justify" style:justify-single-word="false"/>
      <style:text-properties fo:color="#000000" loext:opacity="100%" fo:font-size="11pt" fo:font-weight="bold" officeooo:rsid="00133230" officeooo:paragraph-rsid="00133230" style:font-size-asian="11pt" style:font-weight-asian="bold" style:font-size-complex="11pt"/>
    </style:style>
    <style:style style:name="P41" style:family="paragraph" style:parent-style-name="Standard" style:list-style-name="WWNum6">
      <style:paragraph-properties fo:margin-left="1.27cm" fo:margin-right="0.002cm" fo:margin-top="0.423cm" fo:margin-bottom="0cm" style:contextual-spacing="false" fo:line-height="100%" fo:text-align="justify" style:justify-single-word="false" fo:text-indent="-0.635cm" style:auto-text-indent="false"/>
      <style:text-properties fo:color="#000000" loext:opacity="100%" fo:font-size="11pt" fo:font-style="italic" fo:font-weight="bold" officeooo:rsid="00133230" officeooo:paragraph-rsid="00133230" style:font-size-asian="11pt" style:font-style-asian="italic" style:font-weight-asian="bold" style:font-size-complex="11pt" style:font-style-complex="italic" style:font-weight-complex="bold"/>
    </style:style>
    <style:style style:name="P42" style:family="paragraph" style:parent-style-name="Standard" style:list-style-name="WWNum6">
      <style:paragraph-properties fo:margin-left="1.27cm" fo:margin-right="0.002cm" fo:margin-top="0.353cm" fo:margin-bottom="0.071cm" style:contextual-spacing="false" fo:line-height="100%" fo:text-align="justify" style:justify-single-word="false" fo:text-indent="-0.635cm" style:auto-text-indent="false"/>
      <style:text-properties fo:color="#000000" loext:opacity="100%" fo:font-size="11pt" fo:font-style="italic" fo:font-weight="bold" officeooo:rsid="0013ccd4" officeooo:paragraph-rsid="0013ccd4" style:font-size-asian="11pt" style:font-style-asian="italic" style:font-weight-asian="bold" style:font-size-complex="11pt" style:font-style-complex="italic" style:font-weight-complex="bold"/>
    </style:style>
    <style:style style:name="P43" style:family="paragraph" style:parent-style-name="Standard" style:list-style-name="WWNum2">
      <style:paragraph-properties fo:margin-left="1.27cm" fo:margin-right="0cm" fo:margin-top="0.423cm" fo:margin-bottom="0.353cm" style:contextual-spacing="false" fo:line-height="100%" fo:text-align="justify" style:justify-single-word="false" fo:text-indent="-0.635cm" style:auto-text-indent="false"/>
      <style:text-properties fo:color="#ff0000" loext:opacity="100%" fo:font-style="italic" fo:font-weight="bold" officeooo:rsid="0016ae3a" officeooo:paragraph-rsid="0016ae3a" style:font-style-asian="italic" style:font-weight-asian="bold" style:font-style-complex="italic" style:font-weight-complex="bold"/>
    </style:style>
    <style:style style:name="P44" style:family="paragraph" style:parent-style-name="Standard" style:list-style-name="WWNum2">
      <style:paragraph-properties fo:margin-left="1.27cm" fo:margin-right="0cm" fo:margin-top="0cm" fo:margin-bottom="0.353cm" style:contextual-spacing="false" fo:line-height="100%" fo:text-align="justify" style:justify-single-word="false" fo:text-indent="-0.635cm" style:auto-text-indent="false"/>
      <style:text-properties fo:color="#ff0000" loext:opacity="100%" fo:font-style="italic" fo:font-weight="bold" officeooo:rsid="0016ae3a" officeooo:paragraph-rsid="0016ae3a" style:font-style-asian="italic" style:font-weight-asian="bold" style:font-style-complex="italic" style:font-weight-complex="bold"/>
    </style:style>
    <style:style style:name="P45" style:family="paragraph" style:parent-style-name="Standard" style:master-page-name="">
      <loext:graphic-properties draw:fill="none"/>
      <style:paragraph-properties fo:margin-left="1.3cm" fo:margin-right="0cm" fo:margin-top="0cm" fo:margin-bottom="0.353cm" style:contextual-spacing="false" fo:line-height="100%" fo:text-align="justify" style:justify-single-word="false" fo:text-indent="0cm" style:auto-text-indent="false" style:page-number="auto" fo:background-color="transparent"/>
      <style:text-properties fo:color="#ff0000" loext:opacity="100%" fo:font-style="italic" fo:font-weight="bold" officeooo:rsid="0018d7c7" officeooo:paragraph-rsid="0018d7c7" style:font-style-asian="italic" style:font-weight-asian="bold" style:font-style-complex="italic" style:font-weight-complex="bold"/>
    </style:style>
    <style:style style:name="T1" style:family="text">
      <style:text-properties style:text-position="super 58%"/>
    </style:style>
    <style:style style:name="T2" style:family="text">
      <style:text-properties fo:font-style="italic" style:font-style-asian="italic"/>
    </style:style>
    <style:style style:name="T3" style:family="text">
      <style:text-properties officeooo:rsid="0015ba8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CTIVIDADES REPASO UNIDAD 1</text:p>
      <text:p text:style-name="P13">Ejercicio 1: Lee las siguientes situaciones y elige cuál de las "V's" es la más relevante en cada caso. Justifica tu elección.</text:p>
      <text:list xml:id="list2286982587" text:style-name="WWNum2">
        <text:list-item>
          <text:p text:style-name="P14">Una empresa analiza millones de transacciones bancarias en tiempo real para detectar fraudes.</text:p>
          <text:p text:style-name="P26">Pienso que puede ser viabilidad ya que la empresa deberá tener la capacidad de analizar todas esas transacciones.</text:p>
          <text:p text:style-name="P43">Velocidad porque dice que va en tiempo real.</text:p>
        </text:list-item>
        <text:list-item>
          <text:p text:style-name="P15">Una empresa de seguros analiza tweets sobre desastres naturales para evaluar el riesgo de sus clientes en ciertas ubicaciones.</text:p>
          <text:p text:style-name="P27">Puede ser valor ya que se busca en los tweets información valiosa para realizar una toma de decisiones.</text:p>
          <text:p text:style-name="P44">Variedad</text:p>
        </text:list-item>
        <text:list-item>
          <text:p text:style-name="P14">Se está analizando una base de datos para limpiar y corregir datos de clientes duplicados.</text:p>
          <text:p text:style-name="P26">Este caso puede ser veracidad ya que queremos asegurarnos de los datos sean los más reales, confiables y precisos posibles.</text:p>
        </text:list-item>
      </text:list>
      <text:p text:style-name="P2"/>
      <text:p text:style-name="P4"><text:bookmark text:name="_v5gdlreni8xs"/>Ejercicio 2: Clasifica los siguientes modelos de negocio según la clasificación basada en Big Data (usuarios de datos, proveedores de datos, facilitadores de Big Data):</text:p>
      <text:list xml:id="list832714784" text:style-name="WWNum3">
        <text:list-item>
          <text:p text:style-name="P16">Una empresa que vende datos agregados de consumo de energía a otras compañías.</text:p>
          <text:p text:style-name="P28">Proveedores de datos</text:p>
        </text:list-item>
        <text:list-item>
          <text:p text:style-name="P17">Una tienda online que usa Big Data para mejorar las recomendaciones de productos.</text:p>
          <text:p text:style-name="P29">Usuarios de datos, porque se usa el Big Data para mejorar la experiencia del usuario.</text:p>
        </text:list-item>
        <text:list-item>
          <text:p text:style-name="P16">Una empresa que proporciona servicios de almacenamiento en la nube para el procesamiento de datos.</text:p>
          <text:p text:style-name="P28">Facilitador de Big Data, porque están ofreciendo servicios para manejar Big Data.</text:p>
        </text:list-item>
      </text:list>
      <text:p text:style-name="P1"/>
      <text:p text:style-name="P4"/>
      <text:p text:style-name="P5"><text:bookmark text:name="_7jupberost4f"/>Ejercicio 3: Dado un conjunto de algoritmos con las siguientes notaciones Big O, ordénalos de menor a mayor según su complejidad computacional:</text:p>
      <text:list xml:id="list4111150843" text:style-name="WWNum4">
        <text:list-item>
          <text:p text:style-name="P21">O(n²)</text:p>
        </text:list-item>
        <text:list-item>
          <text:p text:style-name="P22">O(n)</text:p>
        </text:list-item>
        <text:list-item>
          <text:p text:style-name="P22">O(2<text:span text:style-name="T1">n</text:span>)</text:p>
        </text:list-item>
        <text:list-item>
          <text:p text:style-name="P23">O(log n)</text:p>
        </text:list-item>
      </text:list>
      <text:p text:style-name="P8"><text:bookmark text:name="_fq1mwa3ssuf5"/>Demuestra tu respuesta cuando n vale 100.</text:p>
      <text:list xml:id="list1218928506" text:style-name="L1">
        <text:list-item>
          <text:p text:style-name="P7">O(log n) → O(log 100) = 2 operaciones</text:p>
        </text:list-item>
        <text:list-item>
          <text:p text:style-name="P6"><text:bookmark text:name="_km48klm7ppwb"/>O(n) → O(100) = 100 operaciones</text:p>
        </text:list-item>
        <text:list-item>
          <text:p text:style-name="P40">O(n<text:span text:style-name="T1">2</text:span>) → O(100<text:span text:style-name="T1">2</text:span>) = 10.000 operaciones</text:p>
        </text:list-item>
        <text:list-item>
          <text:p text:style-name="P40">O(2<text:span text:style-name="T1">n</text:span>) → O(2<text:span text:style-name="T1">100</text:span>) = 1.267.650.600.228.229.401.496.703.205.376 operaciones</text:p>
        </text:list-item>
      </text:list>
      <text:p text:style-name="P4"><text:bookmark text:name="_rox45q3hlqoq"/>Ejercicio 4: Imagina que tienes un problema que requiere realizar un total de 1 billón de operaciones (1,000,000,000,000) para procesar un conjunto de datos en un solo ordenador. Si distribuimos estos datos de manera equitativa entre 1,000 máquinas:</text:p>
      <text:list xml:id="list792739458" text:style-name="WWNum6">
        <text:list-item>
          <text:p text:style-name="P9"><text:bookmark text:name="_3hrv08qh7mpz"/>¿Cuántas operaciones debe realizar cada máquina individualmente?</text:p>
          <text:p text:style-name="P41">Habría que repartir el total de operaciones entre las 1000 máquinas, lo cual sería 1.000.000.000 de operaciones por máquina.</text:p>
        </text:list-item>
        <text:list-item>
          <text:p text:style-name="P10"><text:bookmark text:name="_u0qqrscctyjj"/>Si se necesitan 100 operaciones adicionales para combinar los resultados de cada máquina, ¿cuál es el número total de operaciones en el sistema distribuido?</text:p>
          <text:p text:style-name="P42">Pues serían las de antes más 100, lo cual sería 1.000.000.100 operaciones en total.</text:p>
        </text:list-item>
      </text:list>
      <text:p text:style-name="P4"/>
      <text:p text:style-name="P5"><text:bookmark text:name="_ve0e0zdvttoz"/>Ejercicio 5: Clasifica los siguientes problemas en supervisado o no supervisado y especifica si son de regresión, clasificación o clustering.</text:p>
      <text:list xml:id="list257172983" text:style-name="WWNum1">
        <text:list-item>
          <text:p text:style-name="P24">Predecir el precio de una casa.</text:p>
          <text:p text:style-name="P30">Supervisado, Regresión</text:p>
        </text:list-item>
        <text:list-item>
          <text:p text:style-name="P25">Detectar si un correo electrónico es spam.</text:p>
          <text:p text:style-name="P31">Supervisado, Clasificación</text:p>
        </text:list-item>
        <text:list-item>
          <text:p text:style-name="P24">Agrupar a clientes en base a sus patrones de compra.</text:p>
          <text:p text:style-name="P30">No supervisado, Clustering</text:p>
        </text:list-item>
      </text:list>
      <text:p text:style-name="P3"/>
      <text:p text:style-name="P4"><text:bookmark text:name="_nbuw9t19twgu"/>Ejercicio 6: Imagina que tienes un conjunto de datos que incluye una variable cualitativa que representa el país de origen de una persona. Diseña una codificación para esta variable en una escala numérica.</text:p>
      <text:p text:style-name="P11"><text:bookmark text:name="_ifjvamfp99xf"/>Asignaríamos números a los países como 0 → España, 1 → Francia, etc.</text:p>
      <text:p text:style-name="P4"><text:bookmark text:name="_qdsdhwchk9wj"/>Ejercicio 7: Lee cada situación y determina en qué fase del procesamiento de datos estás: Depuración, Criba o Valores Faltantes. Explica por qué has elegido esa fase e indica cómo procederías.</text:p>
      <text:p text:style-name="Standard"/>
      <text:list xml:id="list3792329166" text:style-name="WWNum5">
        <text:list-item>
          <text:p text:style-name="P18">Tienes un conjunto de datos donde la columna de edad contiene valores como "35 años", "40", "cincuenta" y "45".</text:p>
          <text:p text:style-name="P32">Hay sería depuración porque la información está registrada en diferentes formatos, lo que habría que hacer sería: </text:p>
          <text:list>
            <text:list-item>
              <text:p text:style-name="P33">Seleccionar la columna</text:p>
            </text:list-item>
            <text:list-item>
              <text:p text:style-name="P34">Eliminar palabras redundantes como “años”</text:p>
            </text:list-item>
            <text:list-item>
              <text:p text:style-name="P34">Pasar los números en cadenas a enteros (“cincuenta” → “50”)</text:p>
            </text:list-item>
          </text:list>
        </text:list-item>
        <text:list-item>
          <text:p text:style-name="P18">Encuentras registros duplicados en una base de datos de clientes, donde un mismo cliente aparece dos veces con ligeras variaciones en su nombre.</text:p>
          <text:p text:style-name="P32">Habría que hacer un proceso de Criba para eliminar los valores duplicados. Para ellos se haría:</text:p>
          <text:list>
            <text:list-item>
              <text:p text:style-name="P33">Seleccionar la tabla</text:p>
            </text:list-item>
            <text:list-item>
              <text:p text:style-name="P34">Recoger los datos y pasarlos por filtros (como hacer todas la palabras en minúsculas)</text:p>
            </text:list-item>
            <text:list-item>
              <text:p text:style-name="P34">Buscar similitudes y proceder a su eliminación</text:p>
            </text:list-item>
          </text:list>
        </text:list-item>
      </text:list>
      <text:p text:style-name="P20"/>
      <text:list xml:id="list200511172981443" text:continue-numbering="true" text:style-name="WWNum5">
        <text:list-item>
          <text:p text:style-name="P19">En un <text:span text:style-name="T2">dataset </text:span>de ventas, encuentras valores que son atípicos, como un pedido de 10,000 unidades cuando el promedio es de 10 unidades.</text:p>
          <text:p text:style-name="P32">Tendríamos que realizar el proceso de Criba, para ello tendríamos que:</text:p>
          <text:list>
            <text:list-item>
              <text:p text:style-name="P33">Seleccionar los pedidos atípicos que tengan más de 10 uds.</text:p>
            </text:list-item>
            <text:list-item>
              <text:p text:style-name="P34">Corregir los valores <text:span text:style-name="T3">atípicos.</text:span></text:p>
            </text:list-item>
          </text:list>
        </text:list-item>
        <text:list-item>
          <text:p text:style-name="P18">Algunas celdas en la columna de ingresos mensuales están vacías.</text:p>
          <text:p text:style-name="P37">Aquí habría Datos Faltantes, para ello tendríamos que ver si ha habido errores a la hora de la subida o si hay errores en el código.</text:p>
        </text:list-item>
        <text:list-item>
          <text:p text:style-name="P18">En un <text:span text:style-name="T2">dataset </text:span>de análisis de clima, observas que la temperatura está en Celsius en unas filas y en Fahrenheit en otras.</text:p>
          <text:p text:style-name="P37">Aquí habría que hacer una depuración al formato deseado.</text:p>
        </text:list-item>
        <text:list-item>
          <text:p text:style-name="P18">Tienes datos categóricos con respuestas como "Sí", "sí", "SI" y "si".</text:p>
          <text:p text:style-name="P37">Habría que hacer depuración para que los valores estén estandarizados.</text:p>
        </text:list-item>
        <text:list-item>
          <text:p text:style-name="P18">Algunas filas en un <text:span text:style-name="T2">dataset </text:span>de encuestas sobre satisfacción al cliente no incluyen respuestas en la columna de "Nivel de Satisfacción".</text:p>
          <text:p text:style-name="P37">Estaríamos ante el caso de Datos Faltantes, habría que buscar por errores de entrada o si hay fallos en el código.</text:p>
        </text:list-item>
        <text:list-item>
          <text:p text:style-name="P18">Encuentras un registro en una columna de precios con el valor "-100", que no es válido.</text:p>
          <text:p text:style-name="P37">Aquí procederíamos con el procedimiento de Criba ya que se trata de un valor incoherente, se podría proceder:</text:p>
          <text:list>
            <text:list-item>
              <text:p text:style-name="P38">Buscando valores que no estén en el rango indicado</text:p>
            </text:list-item>
            <text:list-item>
              <text:p text:style-name="P39">Proceder a corregir todos los fallos</text:p>
            </text:list-item>
          </text:list>
        </text:list-item>
      </text:list>
      <text:p text:style-name="P45">Depuración</text:p>
      <text:list xml:id="list200511313519854" text:continue-numbering="true" text:style-name="WWNum5">
        <text:list-item>
          <text:p text:style-name="P18">Un <text:span text:style-name="T2">dataset </text:span>de consumo energético contiene valores atípicos extremos en el consumo mensual de electricidad en algunos hogares.</text:p>
          <text:p text:style-name="P37">Estaríamos de nuevo en caso de Criba porque hay valores atípicos, procederíamos buscando aquellos datos incoherentes y lo corregiríamos.</text:p>
        </text:list-item>
        <text:list-item>
          <text:p text:style-name="P18">Un <text:span text:style-name="T2">dataset </text:span>de ingresos muestra valores extremadamente altos para algunos empleados con respecto al resto de la empresa.</text:p>
          <text:p text:style-name="P37">De nuevo sería un caso de Criba, procederíamos buscando los datos que se salen de la norma y arreglarlos correctament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468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date>2024-10-28T20:05:10.449000000</dc:date>
    <meta:editing-duration>PT5M40S</meta:editing-duration>
    <meta:editing-cycles>1</meta:editing-cycles>
    <meta:document-statistic meta:table-count="0" meta:image-count="0" meta:object-count="0" meta:page-count="4" meta:paragraph-count="73" meta:word-count="984" meta:character-count="5979" meta:non-whitespace-character-count="5108"/>
  </office:meta>
</office:document-meta>
</file>